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05e5" officeooo:paragraph-rsid="000905e5"/>
    </style:style>
    <style:style style:name="P2" style:family="paragraph" style:parent-style-name="Standard">
      <style:text-properties fo:font-size="11pt" officeooo:rsid="000905e5" officeooo:paragraph-rsid="000905e5" style:font-size-asian="9.60000038146973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FreeSans" fo:font-size="16pt" fo:font-weight="bold" officeooo:rsid="000905e5" officeooo:paragraph-rsid="000905e5" style:font-size-asian="16pt" style:font-weight-asian="bold" style:font-size-complex="16pt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FreeSans" fo:font-size="16pt" fo:font-weight="bold" officeooo:rsid="000905e5" officeooo:paragraph-rsid="000905e5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FreeSans" fo:font-size="16pt" fo:font-weight="bold" officeooo:rsid="000905e5" officeooo:paragraph-rsid="000905e5" fo:background-color="transparent" style:font-size-asian="16pt" style:font-weight-asian="bold" style:font-size-complex="16pt" style:font-weight-complex="bold"/>
    </style:style>
    <style:style style:name="P6" style:family="paragraph" style:parent-style-name="Standard" style:list-style-name="L4">
      <style:paragraph-properties fo:text-align="justify" style:justify-single-word="false"/>
      <style:text-properties style:font-name="FreeSans" fo:font-size="16pt" fo:font-weight="bold" officeooo:rsid="000905e5" officeooo:paragraph-rsid="000905e5" fo:background-color="transparent" style:font-size-asian="16pt" style:font-weight-asian="bold" style:font-size-complex="16pt" style:font-weight-complex="bold"/>
    </style:style>
    <style:style style:name="P7" style:family="paragraph" style:parent-style-name="Standard" style:list-style-name="L6">
      <style:paragraph-properties fo:text-align="justify" style:justify-single-word="false"/>
      <style:text-properties style:font-name="FreeSans" fo:font-size="16pt" fo:font-weight="bold" officeooo:rsid="000905e5" officeooo:paragraph-rsid="000905e5" fo:background-color="transparent" style:font-size-asian="16pt" style:font-weight-asian="bold" style:font-size-complex="16pt" style:font-weight-complex="bold"/>
    </style:style>
    <style:style style:name="P8" style:family="paragraph" style:parent-style-name="Standard" style:list-style-name="L5">
      <style:paragraph-properties fo:text-align="justify" style:justify-single-word="false"/>
      <style:text-properties style:font-name="FreeSans" fo:font-size="16pt" fo:font-weight="bold" officeooo:rsid="000905e5" officeooo:paragraph-rsid="000905e5" fo:background-color="transparent" style:font-size-asian="16pt" style:font-weight-asian="bold" style:font-size-complex="16pt" style:font-weight-complex="bold"/>
    </style:style>
    <style:style style:name="P9" style:family="paragraph" style:parent-style-name="Standard" style:list-style-name="L5">
      <style:paragraph-properties fo:text-align="justify" style:justify-single-word="false"/>
      <style:text-properties style:font-name="FreeSans" fo:font-size="16pt" fo:font-weight="bold" officeooo:rsid="000a923d" officeooo:paragraph-rsid="000a923d" fo:background-color="transparent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FreeSans" fo:font-size="16pt" fo:font-weight="bold" officeooo:rsid="000a923d" officeooo:paragraph-rsid="000a923d" fo:background-color="transparent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2a6099" fo:font-size="16pt" officeooo:rsid="000905e5" officeooo:paragraph-rsid="000905e5" style:font-size-asian="16pt" style:font-size-complex="16pt"/>
    </style:style>
    <style:style style:name="P12" style:family="paragraph" style:parent-style-name="Standard">
      <style:paragraph-properties fo:text-align="justify" style:justify-single-word="false"/>
      <style:text-properties fo:color="#3465a4" fo:font-size="16pt" style:text-underline-style="solid" style:text-underline-width="auto" style:text-underline-color="font-color" fo:font-weight="bold" officeooo:rsid="000905e5" officeooo:paragraph-rsid="000905e5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6pt" officeooo:paragraph-rsid="000905e5" style:font-size-asian="16pt" style:font-size-complex="16pt"/>
    </style:style>
    <style:style style:name="T1" style:family="text">
      <style:text-properties officeooo:rsid="000905e5"/>
    </style:style>
    <style:style style:name="T2" style:family="text">
      <style:text-properties fo:font-size="11pt" officeooo:rsid="000905e5" style:font-size-asian="9.60000038146973pt" style:font-size-complex="11pt"/>
    </style:style>
    <style:style style:name="T3" style:family="text">
      <style:text-properties fo:font-size="11pt" fo:font-weight="bold" officeooo:rsid="000905e5" style:font-size-asian="9.60000038146973pt" style:font-weight-asian="bold" style:font-size-complex="11pt" style:font-weight-complex="bold"/>
    </style:style>
    <style:style style:name="T4" style:family="text">
      <style:text-properties fo:font-weight="bold" officeooo:rsid="000905e5" style:font-weight-asian="bold" style:font-weight-complex="bold"/>
    </style:style>
    <style:style style:name="T5" style:family="text">
      <style:text-properties fo:background-color="#ffff00" loext:char-shading-value="0"/>
    </style:style>
    <style:style style:name="T6" style:family="text">
      <style:text-properties fo:font-size="15pt" style:font-size-asian="15pt" style:font-size-complex="15pt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RESUMEN DE CONCEPTOS PARA COMPLETAR LA PRÁCTICA 2</text:p>
      <text:p text:style-name="P11"/>
      <text:p text:style-name="P13"><text:span text:style-name="T4">Algortítmos de planificación</text:span><text:span text:style-name="T1">: </text:span>FCFS, SJF, SRTF, ROUND ROBIND</text:p>
      <text:p text:style-name="P13"/>
      <text:p text:style-name="P13">Los algoritmos de planificación se encargan de asegurar que un proceso no monopoliza <text:span text:style-name="T1">(no ocupa el solo) </text:span>el procesador. </text:p>
      <text:p text:style-name="P13"/>
      <text:p text:style-name="P13"><text:span text:style-name="T1">Recordamos que un </text:span>proceso es un programa que está en ejecución. </text:p>
      <text:p text:style-name="P13"/>
      <text:p text:style-name="P13">Este proceso puede estar en 3 estados distintos “Listo” “Bloqueado” y “En Ejecución”. </text:p>
      <text:p text:style-name="P13"/>
      <text:p text:style-name="P13">Los procesos son almacenados en una lista <text:span text:style-name="T1">(la tabla que hablabamos ayer)</text:span> junto con la información que indica en qué estado está el proceso, el tiempo que ha usado el CPU, etc.</text:p>
      <text:p text:style-name="P13"/>
      <text:p text:style-name="P3">FCFS</text:p>
      <text:p text:style-name="P3"/>
      <text:list xml:id="list1173874705" text:style-name="L1">
        <text:list-item>
          <text:p text:style-name="P4">El primero en llegar, es el primero en salir</text:p>
        </text:list-item>
        <text:list-item>
          <text:p text:style-name="P4">Es el algoritmo de planificación más sencillo</text:p>
        </text:list-item>
        <text:list-item>
          <text:p text:style-name="P4">La cantidad de tiempo de espera de cada proceso depende del número de procesos que se encuentren en la cola en el momento de su petición de ejecución y del tiempo que cada uno de ellos tenga en uso al procesador.</text:p>
        </text:list-item>
        <text:list-item>
          <text:p text:style-name="P4">En el caso de que los procesos de mayor tiempo de duración llegasen los primeros, el tiempo medio de espera sería mucho mayor. <text:span text:style-name="T5">Podemos llegar a la conclusión de que este no es un algoritmo eficiente.</text:span></text:p>
        </text:list-item>
      </text:list>
      <text:p text:style-name="P3"><text:span text:style-name="T5"/></text:p>
      <text:p text:style-name="P3"/>
      <text:p text:style-name="P3">SJF</text:p>
      <text:p text:style-name="P5"/>
      <text:list xml:id="list2607399239" text:style-name="L4">
        <text:list-item>
          <text:p text:style-name="P6">En este algoritmo bastante prioridad a los procesos más cortos a la hora de ejecución y los coloca en la cola. (Ejemplo: Supermercado)</text:p>
        </text:list-item>
        <text:list-item>
          <text:p text:style-name="P6">En resumen, este algoritmo selecciona al proceso con el próximo tiempo ejecución más corto.</text:p>
        </text:list-item>
      </text:list>
      <text:p text:style-name="P5"/>
      <text:p text:style-name="P5"><text:soft-page-break/>SRTF</text:p>
      <text:p text:style-name="P5"/>
      <text:list xml:id="list888940931" text:style-name="L6">
        <text:list-item>
          <text:p text:style-name="P7">En este algoritmo también se da prioridad a los procesos cortos, però a diferencia del SJF, expulsa los procesos largos. </text:p>
        </text:list-item>
        <text:list-item>
          <text:p text:style-name="P7">Qué ocurre entonces? Podría surgir el inconveniente que un proceso largo puede llegar a expulsarse muchas veces y nunca terminar debido a la ejecución de los procesos más cortos.</text:p>
        </text:list-item>
      </text:list>
      <text:p text:style-name="P5"/>
      <text:p text:style-name="P5"/>
      <text:list xml:id="list4120729219" text:style-name="L5">
        <text:list-header>
          <text:p text:style-name="P8">Round Robin</text:p>
        </text:list-header>
      </text:list>
      <text:p text:style-name="P5"/>
      <text:list xml:id="list92535673490571" text:continue-numbering="true" text:style-name="L5">
        <text:list-item>
          <text:p text:style-name="P9">Es el más complejo y difícil de implementar</text:p>
        </text:list-item>
        <text:list-item>
          <text:p text:style-name="P9">Asigna a cada proceso un TIEMPO EQUITATIVO tratando a todos los procesos por igual y con la misma prioridad.</text:p>
        </text:list-item>
        <text:list-item>
          <text:p text:style-name="P9">Es un algoritmo circular, vuelve siempre al primer proceso una vez termina con el último.</text:p>
        </text:list-item>
        <text:list-item>
          <text:p text:style-name="P9">Para controlar este método, a cada proceso se le asigna un tiempo llamado QUANTUM o CUANTO (el 80% de los procesos tienen que durar menos que el CUANTO).</text:p>
        </text:list-item>
      </text:list>
      <text:p text:style-name="P10"/>
      <text:p text:style-name="P10">Que ocurre si el proceso es menor que el CUANTO: PERFECTO, se planifica un nuevo proceso.</text:p>
      <text:p text:style-name="P10"><text:span text:style-name="T6"/></text:p>
      <text:p text:style-name="P10"><text:span text:style-name="T6">Que ocurre si el proceso es mayor que el CUANTO: <text:s/>al terminar el CUANTO se expulsa el proceso, dando paso al siguiente de la lista por orden de llegada. </text:span>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08:59:26.888987771</meta:creation-date>
    <dc:date>2020-10-08T09:25:33.548260740</dc:date>
    <meta:editing-duration>PT7M15S</meta:editing-duration>
    <meta:editing-cycles>1</meta:editing-cycles>
    <meta:document-statistic meta:table-count="0" meta:image-count="0" meta:object-count="0" meta:page-count="2" meta:paragraph-count="24" meta:word-count="403" meta:character-count="2246" meta:non-whitespace-character-count="1874"/>
    <meta:generator>LibreOffice/6.4.5.2$Linux_X86_64 LibreOffice_project/40$Build-2</meta:generator>
  </office:meta>
</office:document-meta>
</file>